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326" officeooo:paragraph-rsid="000c43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  <style:style style:name="T4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rtiste ROMAN OPALKA fait des tableaux remplis de séries de chiffres.</text:p>
      <text:p text:style-name="P1">Il utilise les chiffres comme des <text:span text:style-name="T4">motifs/ des graphism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09:15:50.697000000</meta:creation-date>
    <dc:date>2022-09-29T09:17:19.209000000</dc:date>
    <meta:editing-duration>PT1M29S</meta:editing-duration>
    <meta:editing-cycles>1</meta:editing-cycles>
    <meta:document-statistic meta:table-count="0" meta:image-count="0" meta:object-count="0" meta:page-count="1" meta:paragraph-count="2" meta:word-count="20" meta:character-count="128" meta:non-whitespace-character-count="110"/>
    <meta:generator>LibreOffice/7.1.5.2$Windows_X86_64 LibreOffice_project/85f04e9f809797b8199d13c421bd8a2b025d52b5</meta:generator>
  </office:meta>
</office:document-meta>
</file>